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BMS-Session3</text:p>
      <text:p text:style-name="Standard">Constraints</text:p>
      <text:p text:style-name="Standard"/>
      <text:list xml:id="list7197497568150372517" text:style-name="L2">
        <text:list-item>
          <text:p text:style-name="P1">Primary</text:p>
        </text:list-item>
        <text:list-item>
          <text:p text:style-name="P1">Not Null</text:p>
        </text:list-item>
        <text:list-item>
          <text:p text:style-name="P1">Default</text:p>
        </text:list-item>
        <text:list-item>
          <text:p text:style-name="P1">Unique (not used)</text:p>
        </text:list-item>
        <text:list-item>
          <text:p text:style-name="P1">Check (not used)</text:p>
        </text:list-item>
        <text:list-item>
          <text:p text:style-name="P1">Foreign (not use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OBHIT bHAA</meta:initial-creator>
    <meta:creation-date>2019-08-30T13:01:31.75</meta:creation-date>
    <meta:document-statistic meta:table-count="0" meta:image-count="0" meta:object-count="0" meta:page-count="1" meta:paragraph-count="8" meta:word-count="21" meta:character-count="103"/>
    <dc:date>2019-08-30T13:03:43.81</dc:date>
    <dc:creator>SHOBHIT bHAA</dc:creator>
    <meta:editing-duration>PT2M12S</meta:editing-duration>
    <meta:editing-cycles>1</meta:editing-cycles>
    <meta:generator>OpenOffice/4.1.1$Win32 OpenOffice.org_project/411m6$Build-9775</meta:generator>
  </office:meta>
</office:document-meta>
</file>